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ndibo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flè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heu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unn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ssi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upe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b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b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gg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gzat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é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inet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in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isan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eusei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rvaill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nip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ysac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pilus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épidonil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égra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ismill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sykokw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O DE PSYKO?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piqueu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iopike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lotaj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lotout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amaj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lamout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urnegri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éliatron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jak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arpant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uvrifi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étoche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norp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moclè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agid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wso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itr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umelin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ngole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lemasto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mond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abou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épassab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pikea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iopikeau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pek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erracoo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rracru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éffro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lthègei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igosi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rgeret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rgell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rgeli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croqui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upcanail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raïeu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nistrai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unours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elour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voli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ymphali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messi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erpo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mdrap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ratati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mdramou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omdoroch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uchmu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mbou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ouhab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bali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gleu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aimor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pitrin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pirei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piroi ??????????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rbébé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orboul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orboubou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arb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xolot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ais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errais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solourd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miqu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risonil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ldeneig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lop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eunoeuf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adkok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ombydo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bombel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rocélôm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ssèliand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arvibu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rysapi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can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inga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unj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étamorph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2:21:43.975000000</meta:creation-date>
    <dc:date>2024-01-12T03:21:39.252000000</dc:date>
    <meta:editing-duration>PT39M52S</meta:editing-duration>
    <meta:editing-cycles>2</meta:editing-cycles>
    <meta:generator>LibreOffice/7.4.4.2$Windows_X86_64 LibreOffice_project/85569322deea74ec9134968a29af2df5663baa21</meta:generator>
    <meta:document-statistic meta:table-count="1" meta:cell-count="270" meta:object-count="0"/>
  </office:meta>
</office:document-meta>
</file>